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Arial" fo:font-size="12pt" officeooo:rsid="000c1fd0" officeooo:paragraph-rsid="000c1fd0" style:font-size-asian="12pt" style:font-size-complex="12pt"/>
    </style:style>
    <style:style style:name="P2" style:family="paragraph" style:parent-style-name="Standard">
      <style:paragraph-properties fo:text-align="start" style:justify-single-word="false"/>
      <style:text-properties style:font-name="Arial" fo:font-size="12pt" officeooo:rsid="000c1fd0" officeooo:paragraph-rsid="000dc392" style:font-size-asian="12pt" style:font-size-complex="12pt"/>
    </style:style>
    <style:style style:name="P3" style:family="paragraph" style:parent-style-name="Standard">
      <style:paragraph-properties fo:text-align="start" style:justify-single-word="false"/>
      <style:text-properties style:font-name="Arial" fo:font-size="12pt" officeooo:rsid="000c1fd0" officeooo:paragraph-rsid="000fab10" style:font-size-asian="12pt" style:font-size-complex="12pt"/>
    </style:style>
    <style:style style:name="P4" style:family="paragraph" style:parent-style-name="Standard">
      <style:paragraph-properties fo:text-align="center" style:justify-single-word="false"/>
      <style:text-properties style:font-name="Arial" fo:font-size="12pt" fo:font-weight="bold" officeooo:rsid="000dc392" officeooo:paragraph-rsid="000dc392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Arial" fo:font-size="12pt" fo:font-weight="bold" officeooo:rsid="000dc392" officeooo:paragraph-rsid="000dc392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Arial" fo:font-size="12pt" fo:font-weight="bold" officeooo:rsid="000c1fd0" officeooo:paragraph-rsid="000c1fd0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Arial" fo:font-size="12pt" fo:font-weight="bold" officeooo:rsid="000c1fd0" officeooo:paragraph-rsid="000dc392" style:font-size-asian="12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Arial" fo:font-size="12pt" fo:font-weight="bold" officeooo:rsid="000c1fd0" officeooo:paragraph-rsid="000fab10" style:font-size-asian="12pt" style:font-weight-asian="bold" style:font-size-complex="12pt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Arial" fo:font-size="12pt" fo:font-weight="bold" officeooo:rsid="000c1fd0" officeooo:paragraph-rsid="000c1fd0" style:font-size-asian="12pt" style:font-weight-asian="bold" style:font-size-complex="12pt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Arial" fo:font-size="12pt" fo:font-weight="bold" officeooo:rsid="00153b76" officeooo:paragraph-rsid="00153b76" style:font-size-asian="12pt" style:font-weight-asian="bold" style:font-size-complex="12pt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Arial" fo:font-size="12pt" fo:font-weight="normal" officeooo:rsid="000dc392" officeooo:paragraph-rsid="000dc392" style:font-size-asian="12pt" style:font-weight-asian="normal" style:font-size-complex="12pt" style:font-weight-complex="normal"/>
    </style:style>
    <style:style style:name="P12" style:family="paragraph" style:parent-style-name="Text_20_body" style:list-style-name="L4"/>
    <style:style style:name="P13" style:family="paragraph" style:parent-style-name="Text_20_body" style:list-style-name="L5"/>
    <style:style style:name="P14" style:family="paragraph" style:parent-style-name="Text_20_body" style:list-style-name="L5">
      <style:paragraph-properties fo:margin-top="0cm" fo:margin-bottom="0cm" style:contextual-spacing="false"/>
    </style:style>
    <style:style style:name="P15" style:family="paragraph" style:parent-style-name="Text_20_body">
      <style:paragraph-properties fo:text-align="start" style:justify-single-word="false"/>
      <style:text-properties officeooo:rsid="000c1fd0" officeooo:paragraph-rsid="000fab10"/>
    </style:style>
    <style:style style:name="P16" style:family="paragraph" style:parent-style-name="Text_20_body" style:list-style-name="L4">
      <style:text-properties style:font-name="Arial"/>
    </style:style>
    <style:style style:name="P17" style:family="paragraph" style:parent-style-name="Text_20_body">
      <style:text-properties style:font-name="Arial" fo:font-size="12pt" officeooo:paragraph-rsid="0014cb15" style:font-size-asian="12pt" style:font-size-complex="12pt"/>
    </style:style>
    <style:style style:name="P18" style:family="paragraph" style:parent-style-name="Text_20_body">
      <style:text-properties style:font-name="Arial" fo:font-size="12pt" officeooo:rsid="000c1fd0" style:font-size-asian="12pt" style:font-size-complex="12pt"/>
    </style:style>
    <style:style style:name="P19" style:family="paragraph" style:parent-style-name="Text_20_body">
      <style:text-properties officeooo:paragraph-rsid="0012d53c"/>
    </style:style>
    <style:style style:name="T1" style:family="text">
      <style:text-properties officeooo:rsid="000dc392"/>
    </style:style>
    <style:style style:name="T2" style:family="text">
      <style:text-properties officeooo:rsid="000fab10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officeooo:rsid="0012d53c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14cb15" style:font-weight-asian="bold" style:font-weight-complex="bold"/>
    </style:style>
    <style:style style:name="T7" style:family="text">
      <style:text-properties fo:font-weight="bold" officeooo:rsid="000c1fd0" style:font-weight-asian="bold" style:font-weight-complex="bold"/>
    </style:style>
    <style:style style:name="T8" style:family="text">
      <style:text-properties fo:font-size="10pt" fo:font-weight="normal" style:font-size-asian="10pt" style:font-weight-asian="normal" style:font-size-complex="10pt" style:font-weight-complex="normal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2pt" fo:font-weight="bold" style:font-size-asian="12pt" style:font-weight-asian="bold" style:font-size-complex="12pt" style:font-weight-complex="bold"/>
    </style:style>
    <style:style style:name="T12" style:family="text">
      <style:text-properties style:font-name="Arial"/>
    </style:style>
    <style:style style:name="T13" style:family="text">
      <style:text-properties style:font-name="Arial" officeooo:rsid="0012d53c"/>
    </style:style>
    <style:style style:name="T14" style:family="text">
      <style:text-properties style:font-name="Arial" fo:font-size="12pt" fo:font-weight="normal" style:font-size-asian="12pt" style:font-weight-asian="normal" style:font-size-complex="12pt" style:font-weight-complex="normal"/>
    </style:style>
    <style:style style:name="T15" style:family="text">
      <style:text-properties style:font-name="Arial" fo:font-size="12pt" fo:font-weight="normal" officeooo:rsid="000c1fd0" style:font-size-asian="12pt" style:font-weight-asian="normal" style:font-size-complex="12pt" style:font-weight-complex="normal"/>
    </style:style>
    <style:style style:name="T16" style:family="text">
      <style:text-properties style:font-name="Arial" fo:font-size="12pt" style:text-underline-style="solid" style:text-underline-type="double" style:text-underline-width="auto" style:text-underline-color="font-color" fo:font-weight="normal" style:font-size-asian="12pt" style:font-weight-asian="normal" style:font-size-complex="12pt" style:font-weight-complex="normal"/>
    </style:style>
    <style:style style:name="T17" style:family="text">
      <style:text-properties style:font-name="Arial" fo:font-size="12pt" style:text-underline-style="none" fo:font-weight="normal" style:font-size-asian="12pt" style:font-weight-asian="normal" style:font-size-complex="12pt" style:font-weight-complex="normal"/>
    </style:style>
    <style:style style:name="T18" style:family="text">
      <style:text-properties style:font-name="Arial" fo:font-size="12pt" fo:font-weight="bold" style:font-size-asian="12pt" style:font-weight-asian="bold" style:font-size-complex="12pt" style:font-weight-complex="bold"/>
    </style:style>
    <style:style style:name="T19" style:family="text">
      <style:text-properties style:font-name="Arial" fo:font-size="12pt" style:font-size-asian="12pt" style:font-size-complex="12pt"/>
    </style:style>
    <style:style style:name="T20" style:family="text">
      <style:text-properties style:font-name="Arial" fo:font-size="12pt" officeooo:rsid="0012d53c" style:font-size-asian="12pt" style:font-size-complex="12pt"/>
    </style:style>
    <style:style style:name="T21" style:family="text">
      <style:text-properties style:font-name="Arial" fo:font-size="12pt" officeooo:rsid="000c1fd0" style:font-size-asian="12pt" style:font-size-complex="12pt"/>
    </style:style>
    <style:style style:name="T22" style:family="text">
      <style:text-properties style:font-name="Arial" fo:font-size="12pt" officeooo:rsid="00153b76" style:font-size-asian="12pt" style:font-size-complex="12pt"/>
    </style:style>
    <style:style style:name="T23" style:family="text">
      <style:text-properties style:font-name="Arial" fo:font-weight="bold" style:font-weight-asian="bold" style:font-weight-complex="bold"/>
    </style:style>
    <style:style style:name="T24" style:family="text">
      <style:text-properties style:font-name="Arial" fo:font-weight="bold" officeooo:rsid="0012d53c" style:font-weight-asian="bold" style:font-weight-complex="bold"/>
    </style:style>
    <style:style style:name="T25" style:family="text">
      <style:text-properties style:font-name="Arial" fo:font-weight="bold" officeooo:rsid="0014cb15" style:font-weight-asian="bold" style:font-weight-complex="bold"/>
    </style:style>
    <style:style style:name="T26" style:family="text">
      <style:text-properties style:font-name="Arial" fo:font-weight="bold" officeooo:rsid="000c1fd0" style:font-weight-asian="bold" style:font-weight-complex="bold"/>
    </style:style>
    <style:style style:name="T27" style:family="text">
      <style:text-properties style:font-name="Arial" officeooo:rsid="000c1fd0"/>
    </style:style>
    <style:style style:name="T28" style:family="text">
      <style:text-properties style:font-name="Arial" officeooo:rsid="0014cb15"/>
    </style:style>
    <style:style style:name="T29" style:family="text">
      <style:text-properties style:font-name="Arial" fo:font-weight="normal" style:font-weight-asian="normal" style:font-weight-complex="normal"/>
    </style:style>
    <style:style style:name="T30" style:family="text">
      <style:text-properties officeooo:rsid="0014cb15"/>
    </style:style>
    <style:style style:name="T31" style:family="text">
      <style:text-properties officeooo:rsid="000c1fd0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 text:start-value="3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Relatório - Etapa 2</text:p>
      <text:p text:style-name="P1"/>
      <text:p text:style-name="P4">ANTES DOS ÍNDICES</text:p>
      <text:p text:style-name="P1"/>
      <text:p text:style-name="P6">Tempo: 0.016</text:p>
      <text:p text:style-name="P1">SELECT * FROM produtos WHERE categoria_id = 1;</text:p>
      <text:p text:style-name="P1"/>
      <text:p text:style-name="P6">Tempo: 0.016</text:p>
      <text:p text:style-name="P1">SELECT * FROM pagamentos WHERE status = 'Pendente';</text:p>
      <text:p text:style-name="P1"/>
      <text:p text:style-name="P6">Tempo: 0.000</text:p>
      <text:p text:style-name="P1">SELECT * FROM estoque_movimentacao WHERE produto_id = 1;</text:p>
      <text:p text:style-name="P1"/>
      <text:p text:style-name="P7">Tempo: 0.01<text:span text:style-name="T1">5</text:span></text:p>
      <text:p text:style-name="P1">SELECT em.produto_id, p.nome, em.tipo, em.quantidade, em.data_movimentacao</text:p>
      <text:p text:style-name="P1">FROM estoque_movimentacao em</text:p>
      <text:p text:style-name="P1">JOIN produtos p ON em.produto_id = p.id</text:p>
      <text:p text:style-name="P1">WHERE em.produto_id = 1</text:p>
      <text:p text:style-name="P1">ORDER BY em.data_movimentacao DESC;</text:p>
      <text:p text:style-name="P1"/>
      <text:p text:style-name="P7">Tempo: 0.016</text:p>
      <text:p text:style-name="P1">SELECT pr.id, pr.nome, COUNT(ip.id) AS total_vendas,</text:p>
      <text:p text:style-name="P1">SUM(ip.quantidade) AS unidades_vendidas,</text:p>
      <text:p text:style-name="P1">SUM(ip.quantidade * ip.preco_unitario) AS receita_total</text:p>
      <text:p text:style-name="P1">FROM itens_pedido ip</text:p>
      <text:p text:style-name="P1">JOIN produtos pr ON ip.produto_id = pr.id</text:p>
      <text:p text:style-name="P1">GROUP BY pr.id, pr.nome</text:p>
      <text:p text:style-name="P1">ORDER BY receita_total DESC;</text:p>
      <text:p text:style-name="P1"/>
      <text:p text:style-name="P1"/>
      <text:p text:style-name="P4">DEPOIS DO ÍNDICES</text:p>
      <text:p text:style-name="P5"/>
      <text:p text:style-name="P11">CREATE INDEX idx_produtos_categoria ON produtos (categoria_id);<text:line-break/>CREATE INDEX idx_pagamentos_status ON pagamentos (status);<text:line-break/>CREATE INDEX idx_estoque_movimentacao_produto ON estoque_movimentacao (produto_id);<text:line-break/>CREATE INDEX idx_estoque_movimentacao_data ON estoque_movimentacao (produto_id, data_movimentacao DESC);<text:line-break/>CREATE INDEX idx_produtos_id ON produtos (id);<text:line-break/>CREATE INDEX idx_itens_pedido_produto ON itens_pedido (produto_id);<text:line-break/>CREATE INDEX idx_itens_pedido_analise ON itens_pedido (produto_id, quantidade, preco_unitario);</text:p>
      <text:p text:style-name="P5"/>
      <text:p text:style-name="P7">Tempo: 0.0<text:span text:style-name="T1">00</text:span></text:p>
      <text:p text:style-name="P2">EXPLAIN SELECT * FROM produtos WHERE categoria_id = 1;</text:p>
      <text:p text:style-name="P2"/>
      <text:p text:style-name="P7">Tempo: 0.0<text:span text:style-name="T1">00</text:span></text:p>
      <text:p text:style-name="P2">EXPLAIN SELECT * FROM pagamentos WHERE status = 'Pendente';</text:p>
      <text:p text:style-name="P2"/>
      <text:p text:style-name="P7">Tempo: 0.000</text:p>
      <text:p text:style-name="P2">EXPLAIN SELECT * FROM estoque_movimentacao WHERE produto_id = 1;</text:p>
      <text:p text:style-name="P2"/>
      <text:p text:style-name="P8"><text:soft-page-break/>Tempo: 0.0<text:span text:style-name="T2">00</text:span></text:p>
      <text:p text:style-name="P3">EXPLAIN SELECT em.produto_id, p.nome, em.tipo, em.quantidade, em.data_movimentacao</text:p>
      <text:p text:style-name="P3">FROM estoque_movimentacao em</text:p>
      <text:p text:style-name="P3">JOIN produtos p ON em.produto_id = p.id</text:p>
      <text:p text:style-name="P3">WHERE em.produto_id = 1</text:p>
      <text:p text:style-name="P3">ORDER BY em.data_movimentacao DESC;</text:p>
      <text:p text:style-name="P3"/>
      <text:p text:style-name="P8">Tempo: 0.016</text:p>
      <text:p text:style-name="P3">EXPLAIN SELECT pr.id, pr.nome, COUNT(ip.id) AS total_vendas,</text:p>
      <text:p text:style-name="P3">SUM(ip.quantidade) AS unidades_vendidas,</text:p>
      <text:p text:style-name="P3">SUM(ip.quantidade * ip.preco_unitario) AS receita_total</text:p>
      <text:p text:style-name="P3">FROM itens_pedido ip</text:p>
      <text:p text:style-name="P3">JOIN produtos pr ON ip.produto_id = pr.id</text:p>
      <text:p text:style-name="P3">GROUP BY pr.id, pr.nome</text:p>
      <text:p text:style-name="P3">ORDER BY receita_total DESC;</text:p>
      <text:p text:style-name="P3"/>
      <text:p text:style-name="P3"/>
      <text:p text:style-name="P10">REFLEXÃO E CONCLUSÃO</text:p>
      <text:p text:style-name="P3"/>
      <text:p text:style-name="P15"><text:span text:style-name="Strong_20_Emphasis"><text:span text:style-name="T20">1. </text:span></text:span><text:span text:style-name="Strong_20_Emphasis"><text:span text:style-name="T19">Como os índices impactaram a performance?</text:span></text:span><text:span text:style-name="T19"><text:line-break/>Os índices melhoraram a performance reduzindo o tempo de busca nas tabelas. Sem índices, o MySQL precisaria realizar varreduras completas (Full Table Scans), o que é ineficiente para grandes volumes de dados. Com os índices, o banco de dados usa estruturas como árvores B+ para localizar rapidamente os registros desejados.</text:span></text:p>
      <text:p text:style-name="Text_20_body"><text:span text:style-name="Strong_20_Emphasis"><text:span text:style-name="T20">2.</text:span></text:span><text:span text:style-name="Strong_20_Emphasis"><text:span text:style-name="T19">Justifique o uso do tipo de índices em cada consulta</text:span></text:span></text:p>
      <text:p text:style-name="Text_20_body"><text:span text:style-name="Strong_20_Emphasis"><text:span text:style-name="Source_20_Text"><text:span text:style-name="T14">idx_produtos_categoria (categoria_id)</text:span></text:span></text:span><text:span text:style-name="T14"> → (B-Tree Index)<text:line-break/>Permite localizar rapidamente produtos dentro de uma categoria sem precisar varrer toda a tabela.</text:span></text:p>
      <text:p text:style-name="Text_20_body"><text:span text:style-name="Strong_20_Emphasis"><text:span text:style-name="Source_20_Text"><text:span text:style-name="T14">idx_pagamentos_status (status)</text:span></text:span></text:span><text:span text:style-name="T14"> → (B-Tree Index)<text:line-break/>O índice melhora a filtragem de pagamentos com um determinado status, evitando leitura desnecessária da tabela.</text:span></text:p>
      <text:p text:style-name="Text_20_body"><text:span text:style-name="Strong_20_Emphasis"><text:span text:style-name="Source_20_Text"><text:span text:style-name="T14">idx_estoque_movimentacao_produto (produto_id)</text:span></text:span></text:span><text:span text:style-name="T14"> → (B-Tree Index)<text:line-break/>Acelera consultas que buscam movimentações de um único produto.</text:span></text:p>
      <text:p text:style-name="Text_20_body"><text:span text:style-name="Strong_20_Emphasis"><text:span text:style-name="Source_20_Text"><text:span text:style-name="T14">idx_estoque_movimentacao_data (produto_id, data_movimentacao DESC)</text:span></text:span></text:span><text:span text:style-name="T14"> → (Composite Index - Índice Composto)<text:line-break/>Otimiza a busca e ordenação das movimentações de estoque por produto e data mais recente.</text:span></text:p>
      <text:p text:style-name="Text_20_body"><text:span text:style-name="Strong_20_Emphasis"><text:span text:style-name="Source_20_Text"><text:span text:style-name="T14">idx_produtos_id (id)</text:span></text:span></text:span><text:span text:style-name="T14"> → (Primary Key Index)<text:line-break/>Usado na junção com </text:span><text:span text:style-name="Source_20_Text"><text:span text:style-name="T14">estoque_movimentacao</text:span></text:span><text:span text:style-name="T14"> e </text:span><text:span text:style-name="Source_20_Text"><text:span text:style-name="T14">itens_pedido</text:span></text:span><text:span text:style-name="T14">, permitindo acesso eficiente ao nome do produto.</text:span></text:p>
      <text:p text:style-name="Text_20_body"><text:span text:style-name="Strong_20_Emphasis"><text:span text:style-name="Source_20_Text"><text:span text:style-name="T14">idx_itens_pedido_produto (produto_id)</text:span></text:span></text:span><text:span text:style-name="T14"> → (B-Tree Index)<text:line-break/>Torna a junção entre </text:span><text:span text:style-name="Source_20_Text"><text:span text:style-name="T14">itens_pedido</text:span></text:span><text:span text:style-name="T14"> e </text:span><text:span text:style-name="Source_20_Text"><text:span text:style-name="T14">produtos</text:span></text:span><text:span text:style-name="T14"> mais eficiente.</text:span></text:p>
      <text:p text:style-name="P19"><text:span text:style-name="Strong_20_Emphasis"><text:span text:style-name="Source_20_Text"><text:span text:style-name="T14">idx_itens_pedido_analise (produto_id, quantidade, preco_unitario)</text:span></text:span></text:span><text:span text:style-name="T14"> → (Composite Index - Índice Composto)<text:line-break/></text:span><text:soft-page-break/><text:span text:style-name="T14">Otimiza cálculos de agregação (SUM e COUNT) na análise de vendas, já que cobre as colunas usadas na consulta.</text:span></text:p>
      <text:p text:style-name="P19"><text:span text:style-name="Strong_20_Emphasis">3.</text:span><text:span text:style-name="Strong_20_Emphasis"><text:span text:style-name="T19">Houve alguma consulta que não melhorou significativamente? Por quê?</text:span></text:span><text:span text:style-name="T19"><text:line-break/></text:span><text:span text:style-name="Source_20_Text"><text:span text:style-name="T20">A última consulta, </text:span></text:span><text:span text:style-name="Source_20_Text"><text:span text:style-name="T22">m</text:span></text:span><text:span text:style-name="T21">esmo com os índices, a performance pode não melhorar muito em casos com </text:span><text:span text:style-name="Strong_20_Emphasis"><text:span text:style-name="T15">agregações (SUM, COUNT)</text:span></text:span><text:span text:style-name="T15"> e </text:span><text:span text:style-name="Strong_20_Emphasis"><text:span text:style-name="T15">ordenação dinâmica</text:span></text:span><text:span text:style-name="T15">,</text:span><text:span text:style-name="T21"> como no cálculo de </text:span><text:span text:style-name="Source_20_Text"><text:span text:style-name="T21">SUM(ip.quantidade * ip.preco_unitario)</text:span></text:span><text:span text:style-name="T21">, pois os índices não aceleram esses processos. Se a tabela for muito grande, ainda haverá impacto. </text:span></text:p>
      <text:p text:style-name="P17"><text:span text:style-name="T6">4.</text:span><text:span text:style-name="T7">Como a criação de muitos índices pode impactar negativamente o sistema?</text:span><text:span text:style-name="T31"><text:line-break/>A criação de muitos índices pode aumentar o uso de espaço em disco, tornar o planejamento das consultas mais lento e reduzir a performance de inserções, atualizações e remoções, já que os índices precisam ser atualizados a cada modificação de dados.</text:span></text:p>
      <text:p text:style-name="P17"><text:span text:style-name="T6">5.</text:span><text:span text:style-name="T5">Como a atualização e remoção de dados podem ser afetadas pelos índices?</text:span><text:line-break/>Índices podem deixar inserções, atualizações e exclusões mais lentas, pois é necessário atualizar ou reconstruir os índices sempre que os dados são modificados. Isso impacta a performance, especialmente quando há muitos índices.</text:p>
      <text:p text:style-name="P1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11T23:06:35.760000000</meta:creation-date>
    <dc:date>2025-03-11T23:44:02.879000000</dc:date>
    <meta:editing-duration>PT14M40S</meta:editing-duration>
    <meta:editing-cycles>6</meta:editing-cycles>
    <meta:generator>LibreOffice/24.2.3.2$Windows_X86_64 LibreOffice_project/433d9c2ded56988e8a90e6b2e771ee4e6a5ab2ba</meta:generator>
    <meta:document-statistic meta:table-count="0" meta:image-count="0" meta:object-count="0" meta:page-count="3" meta:paragraph-count="57" meta:word-count="603" meta:character-count="4495" meta:non-whitespace-character-count="3948"/>
  </office:meta>
</office:document-meta>
</file>